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591in"/>
    </style:style>
    <style:style style:name="co2" style:family="table-column">
      <style:table-column-properties fo:break-before="auto" style:column-width="0.7346in"/>
    </style:style>
    <style:style style:name="co3" style:family="table-column">
      <style:table-column-properties fo:break-before="auto" style:column-width="0.9854in"/>
    </style:style>
    <style:style style:name="co4" style:family="table-column">
      <style:table-column-properties fo:break-before="auto" style:column-width="1.0693in"/>
    </style:style>
    <style:style style:name="co5" style:family="table-column">
      <style:table-column-properties fo:break-before="auto" style:column-width="1.011in"/>
    </style:style>
    <style:style style:name="co6" style:family="table-column">
      <style:table-column-properties fo:break-before="auto" style:column-width="2.8244in"/>
    </style:style>
    <style:style style:name="co7" style:family="table-column">
      <style:table-column-properties fo:break-before="auto" style:column-width="2.4146in"/>
    </style:style>
    <style:style style:name="co8" style:family="table-column">
      <style:table-column-properties fo:break-before="auto" style:column-width="3.1835in"/>
    </style:style>
    <style:style style:name="co9" style:family="table-column">
      <style:table-column-properties fo:break-before="auto" style:column-width="2.5071in"/>
    </style:style>
    <style:style style:name="co10" style:family="table-column">
      <style:table-column-properties fo:break-before="auto" style:column-width="1.5957in"/>
    </style:style>
    <style:style style:name="co11" style:family="table-column">
      <style:table-column-properties fo:break-before="auto" style:column-width="1.4783in"/>
    </style:style>
    <style:style style:name="co12" style:family="table-column">
      <style:table-column-properties fo:break-before="auto" style:column-width="1.5126in"/>
    </style:style>
    <style:style style:name="co13" style:family="table-column">
      <style:table-column-properties fo:break-before="auto" style:column-width="0.889in"/>
    </style:style>
    <style:style style:name="ro1" style:family="table-row">
      <style:table-row-properties style:row-height="0.2839in" fo:break-before="auto" style:use-optimal-row-height="false"/>
    </style:style>
    <style:style style:name="ro2" style:family="table-row">
      <style:table-row-properties style:row-height="0.828in" fo:break-before="auto" style:use-optimal-row-height="false"/>
    </style:style>
    <style:style style:name="ro3" style:family="table-row">
      <style:table-row-properties style:row-height="1.2547in" fo:break-before="auto" style:use-optimal-row-height="false"/>
    </style:style>
    <style:style style:name="ro4" style:family="table-row">
      <style:table-row-properties style:row-height="1.0874in" fo:break-before="auto" style:use-optimal-row-height="false"/>
    </style:style>
    <style:style style:name="ro5" style:family="table-row">
      <style:table-row-properties style:row-height="1.1043in" fo:break-before="auto" style:use-optimal-row-height="false"/>
    </style:style>
    <style:style style:name="ro6" style:family="table-row">
      <style:table-row-properties style:row-height="1.2043in" fo:break-before="auto" style:use-optimal-row-height="false"/>
    </style:style>
    <style:style style:name="ro7" style:family="table-row">
      <style:table-row-properties style:row-height="1.2799in" fo:break-before="auto" style:use-optimal-row-height="false"/>
    </style:style>
    <style:style style:name="ro8" style:family="table-row">
      <style:table-row-properties style:row-height="1.2299in" fo:break-before="auto" style:use-optimal-row-height="false"/>
    </style:style>
    <style:style style:name="ro9" style:family="table-row">
      <style:table-row-properties style:row-height="1.1709in" fo:break-before="auto" style:use-optimal-row-height="false"/>
    </style:style>
    <style:style style:name="ro10" style:family="table-row">
      <style:table-row-properties style:row-height="1.2382in" fo:break-before="auto" style:use-optimal-row-height="false"/>
    </style:style>
    <style:style style:name="ro11" style:family="table-row">
      <style:table-row-properties style:row-height="1.2217in" fo:break-before="auto" style:use-optimal-row-height="false"/>
    </style:style>
    <style:style style:name="ro12" style:family="table-row">
      <style:table-row-properties style:row-height="0.8701in" fo:break-before="auto" style:use-optimal-row-height="false"/>
    </style:style>
    <style:style style:name="ro13" style:family="table-row">
      <style:table-row-properties style:row-height="1.7902in" fo:break-before="auto" style:use-optimal-row-height="false"/>
    </style:style>
    <style:style style:name="ro14" style:family="table-row">
      <style:table-row-properties style:row-height="1.2717in" fo:break-before="auto" style:use-optimal-row-height="false"/>
    </style:style>
    <style:style style:name="ro15" style:family="table-row">
      <style:table-row-properties style:row-height="1.0543in" fo:break-before="auto" style:use-optimal-row-height="false"/>
    </style:style>
    <style:style style:name="ro16" style:family="table-row">
      <style:table-row-properties style:row-height="1.4138in" fo:break-before="auto" style:use-optimal-row-height="false"/>
    </style:style>
    <style:style style:name="ro17" style:family="table-row">
      <style:table-row-properties style:row-height="1.0626in" fo:break-before="auto" style:use-optimal-row-height="false"/>
    </style:style>
    <style:style style:name="ro18" style:family="table-row">
      <style:table-row-properties style:row-height="1.2126in" fo:break-before="auto" style:use-optimal-row-height="false"/>
    </style:style>
    <style:style style:name="ro19" style:family="table-row">
      <style:table-row-properties style:row-height="0.9866in" fo:break-before="auto" style:use-optimal-row-height="false"/>
    </style:style>
    <style:style style:name="ro20" style:family="table-row">
      <style:table-row-properties style:row-height="1.3134in" fo:break-before="auto" style:use-optimal-row-height="false"/>
    </style:style>
    <style:style style:name="ro21" style:family="table-row">
      <style:table-row-properties style:row-height="0.861in" fo:break-before="auto" style:use-optimal-row-height="false"/>
    </style:style>
    <style:style style:name="ro22" style:family="table-row">
      <style:table-row-properties style:row-height="0.970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660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9201in" fo:break-before="auto" style:use-optimal-row-height="false"/>
    </style:style>
    <style:style style:name="ro27" style:family="table-row">
      <style:table-row-properties style:row-height="0.5854in" fo:break-before="auto" style:use-optimal-row-height="false"/>
    </style:style>
    <style:style style:name="ro28" style:family="table-row">
      <style:table-row-properties style:row-height="0.7445in" fo:break-before="auto" style:use-optimal-row-height="false"/>
    </style:style>
    <style:style style:name="ro29" style:family="table-row">
      <style:table-row-properties style:row-height="0.7528in" fo:break-before="auto" style:use-optimal-row-height="false"/>
    </style:style>
    <style:style style:name="ro30" style:family="table-row">
      <style:table-row-properties style:row-height="0.811in" fo:break-before="auto" style:use-optimal-row-height="false"/>
    </style:style>
    <style:style style:name="ro31" style:family="table-row">
      <style:table-row-properties style:row-height="0.7862in" fo:break-before="auto" style:use-optimal-row-height="false"/>
    </style:style>
    <style:style style:name="ro32" style:family="table-row">
      <style:table-row-properties style:row-height="1.0035in" fo:break-before="auto" style:use-optimal-row-height="false"/>
    </style:style>
    <style:style style:name="ro33" style:family="table-row">
      <style:table-row-properties style:row-height="0.7693in" fo:break-before="auto" style:use-optimal-row-height="false"/>
    </style:style>
    <style:style style:name="ro34" style:family="table-row">
      <style:table-row-properties style:row-height="0.6102in" fo:break-before="auto" style:use-optimal-row-height="false"/>
    </style:style>
    <style:style style:name="ro35" style:family="table-row">
      <style:table-row-properties style:row-height="0.8866in" fo:break-before="auto" style:use-optimal-row-height="false"/>
    </style:style>
    <style:style style:name="ro36" style:family="table-row">
      <style:table-row-properties style:row-height="0.9035in" fo:break-before="auto" style:use-optimal-row-height="false"/>
    </style:style>
    <style:style style:name="ro37" style:family="table-row">
      <style:table-row-properties style:row-height="1.1874in" fo:break-before="auto" style:use-optimal-row-height="false"/>
    </style:style>
    <style:style style:name="ro38" style:family="table-row">
      <style:table-row-properties style:row-height="0.8028in" fo:break-before="auto" style:use-optimal-row-height="false"/>
    </style:style>
    <style:style style:name="ro39" style:family="table-row">
      <style:table-row-properties style:row-height="0.778in" fo:break-before="auto" style:use-optimal-row-height="false"/>
    </style:style>
    <style:style style:name="ro40" style:family="table-row">
      <style:table-row-properties style:row-height="0.6772in" fo:break-before="auto" style:use-optimal-row-height="false"/>
    </style:style>
    <style:style style:name="ro41" style:family="table-row">
      <style:table-row-properties style:row-height="0.652in" fo:break-before="auto" style:use-optimal-row-height="false"/>
    </style:style>
    <style:style style:name="ro42" style:family="table-row">
      <style:table-row-properties style:row-height="0.652in" fo:break-before="auto" style:use-optimal-row-height="true"/>
    </style:style>
    <style:style style:name="ro43" style:family="table-row">
      <style:table-row-properties style:row-height="0.7193in" fo:break-before="auto" style:use-optimal-row-height="false"/>
    </style:style>
    <style:style style:name="ro4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983b0" style:text-align-source="fix" style:repeat-content="false" style:vertical-align="middle"/>
      <style:paragraph-properties fo:text-align="center" fo:margin-left="0in"/>
    </style:style>
    <style:style style:name="ce2" style:family="table-cell" style:parent-style-name="Default">
      <style:table-cell-properties fo:background-color="#b4c7dc" style:text-align-source="fix" style:repeat-content="false" style:vertical-align="middle"/>
      <style:paragraph-properties fo:text-align="justify" fo:margin-left="0in"/>
    </style:style>
    <style:style style:name="ce3" style:family="table-cell" style:parent-style-name="Default">
      <style:table-cell-properties style:text-align-source="fix" style:repeat-content="false" style:vertical-align="middle"/>
      <style:paragraph-properties fo:text-align="justify" fo:margin-left="0in"/>
    </style:style>
    <style:style style:name="ce4" style:family="table-cell" style:parent-style-name="Default">
      <style:table-cell-properties fo:background-color="#e8f2a1" style:text-align-source="fix" style:repeat-content="false" style:vertical-align="middle"/>
      <style:paragraph-properties fo:text-align="justify" fo:margin-left="0in"/>
    </style:style>
    <style:style style:name="ce5" style:family="table-cell" style:parent-style-name="Default">
      <style:table-cell-properties style:text-align-source="fix" style:repeat-content="false" fo:background-color="transparent" style:vertical-align="middle"/>
      <style:paragraph-properties fo:text-align="justify" fo:margin-left="0in"/>
    </style:style>
    <style:style style:name="ce6" style:family="table-cell" style:parent-style-name="Default">
      <style:table-cell-properties fo:background-color="#81aca6" style:text-align-source="fix" style:repeat-content="false" style:vertical-align="middle"/>
      <style:paragraph-properties fo:text-align="justify" fo:margin-left="0in"/>
    </style:style>
    <style:style style:name="ce7" style:family="table-cell" style:parent-style-name="Default">
      <style:table-cell-properties fo:background-color="#bbe33d" style:text-align-source="fix" style:repeat-content="false" style:vertical-align="middle"/>
      <style:paragraph-properties fo:text-align="justify"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Netmeds_Home"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5"/>
        <table:table-column table:style-name="co6" table:default-cell-style-name="ce3"/>
        <table:table-column table:style-name="co7" table:default-cell-style-name="ce3"/>
        <table:table-column table:style-name="co8" table:default-cell-style-name="ce5"/>
        <table:table-column table:style-name="co9" table:default-cell-style-name="ce3"/>
        <table:table-column table:style-name="co10" table:default-cell-style-name="ce3"/>
        <table:table-column table:style-name="co11" table:number-columns-repeated="2" table:default-cell-style-name="ce3"/>
        <table:table-column table:style-name="co12" table:default-cell-style-name="ce3"/>
        <table:table-column table:style-name="co13" table:number-columns-repeated="1011" table:default-cell-style-name="ce3"/>
        <table:table-row table:style-name="ro1">
          <table:table-cell table:style-name="ce1" office:value-type="string" calcext:value-type="string">
            <text:p>S No.</text:p>
          </table:table-cell>
          <table:table-cell table:style-name="ce1" office:value-type="string" calcext:value-type="string">
            <text:p>Label</text:p>
          </table:table-cell>
          <table:table-cell table:style-name="ce1" office:value-type="string" calcext:value-type="string">
            <text:p>Application</text:p>
          </table:table-cell>
          <table:table-cell table:style-name="ce1" office:value-type="string" calcext:value-type="string">
            <text:p>Parent Module</text:p>
          </table:table-cell>
          <table:table-cell table:style-name="ce1" office:value-type="string" calcext:value-type="string">
            <text:p>Sub Module</text:p>
          </table:table-cell>
          <table:table-cell table:style-name="ce1" office:value-type="string" calcext:value-type="string">
            <text:p>Summary</text:p>
          </table:table-cell>
          <table:table-cell table:style-name="ce1" office:value-type="string" calcext:value-type="string">
            <text:p>Pre-requisites</text:p>
          </table:table-cell>
          <table:table-cell table:style-name="ce1" office:value-type="string" calcext:value-type="string">
            <text:p>Steps</text:p>
          </table:table-cell>
          <table:table-cell table:style-name="ce1" office:value-type="string" calcext:value-type="string">
            <text:p>Expected result</text:p>
          </table:table-cell>
          <table:table-cell table:style-name="ce1" office:value-type="string" calcext:value-type="string">
            <text:p>Test Case Creation Date</text:p>
          </table:table-cell>
          <table:table-cell table:style-name="ce1" office:value-type="string" calcext:value-type="string">
            <text:p>Test Status</text:p>
          </table:table-cell>
          <table:table-cell table:style-name="ce1" office:value-type="string" calcext:value-type="string">
            <text:p>Automation Status</text:p>
          </table:table-cell>
          <table:table-cell table:style-name="ce1" office:value-type="string" calcext:value-type="string">
            <text:p>Script Creation Date</text:p>
          </table:table-cell>
          <table:table-cell table:style-name="ce1" table:number-columns-repeated="1011"/>
        </table:table-row>
        <table:table-row table:style-name="ro2">
          <table:table-cell office:value-type="float" office:value="1" calcext:value-type="float">
            <text:p>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Logo</text:p>
          </table:table-cell>
          <table:table-cell office:value-type="string" calcext:value-type="string">
            <text:p>Verify if the logo is visible on the home page of the website.</text:p>
          </table:table-cell>
          <table:table-cell office:value-type="string" calcext:value-type="string">
            <text:p>URL=”<text:a xlink:href="https://www.netmeds.com/" xlink:type="simple">https://www.netmeds.com</text:a>”</text:p>
          </table:table-cell>
          <table:table-cell table:style-name="ce6" office:value-type="string" calcext:value-type="string">
            <text:p>1. Navigate to the website suing the given URL. <text:s text:c="3"/>2. Check if the logo is present at the top left corner of the website.</text:p>
          </table:table-cell>
          <table:table-cell office:value-type="string" calcext:value-type="string">
            <text:p>The logo is visible correct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3">
          <table:table-cell office:value-type="float" office:value="2" calcext:value-type="float">
            <text:p>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Sign-In</text:p>
          </table:table-cell>
          <table:table-cell office:value-type="string" calcext:value-type="string">
            <text:p>Verify if the user can sign-in the website successfully.</text:p>
          </table:table-cell>
          <table:table-cell office:value-type="string" calcext:value-type="string">
            <text:p>Website is already opened.</text:p>
          </table:table-cell>
          <table:table-cell table:style-name="ce6" office:value-type="string" calcext:value-type="string">
            <text:p>1. Click on “Sign in / Sign up” link. <text:s text:c="23"/>2. Enter the phone number. <text:s text:c="34"/>3. Click on “Use OTP”. <text:s text:c="41"/>4. Enter the otp manually. <text:s text:c="36"/>5. Click on Verify button. <text:s text:c="37"/>6. Check if the user is logged in successfully.</text:p>
          </table:table-cell>
          <table:table-cell office:value-type="string" calcext:value-type="string">
            <text:p>The user is logged in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4">
          <table:table-cell office:value-type="float" office:value="3" calcext:value-type="float">
            <text:p>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Search</text:p>
          </table:table-cell>
          <table:table-cell office:value-type="string" calcext:value-type="string">
            <text:p>Verify if the user can enter the keys in the search textbox.</text:p>
          </table:table-cell>
          <table:table-cell office:value-type="string" calcext:value-type="string">
            <text:p>Website is already opened.</text:p>
          </table:table-cell>
          <table:table-cell table:style-name="ce6" office:value-type="string" calcext:value-type="string">
            <text:p>1. Click on Search textfield. <text:s text:c="32"/>2. Enter the item that is to be searched. <text:s text:c="14"/>3. Hit enter from the keyboard. <text:s text:c="29"/>4. Verify if the item page is opened successfully.</text:p>
          </table:table-cell>
          <table:table-cell office:value-type="string" calcext:value-type="string">
            <text:p>The user can search the item successfully from the search textfield.</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5">
          <table:table-cell office:value-type="float" office:value="4" calcext:value-type="float">
            <text:p>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Medicine</text:p>
          </table:table-cell>
          <table:table-cell office:value-type="string" calcext:value-type="string">
            <text:p>Verify if the user can click on “Medicine” and “All Medicine” successfully.</text:p>
          </table:table-cell>
          <table:table-cell office:value-type="string" calcext:value-type="string">
            <text:p>Website is already opened.</text:p>
          </table:table-cell>
          <table:table-cell table:style-name="ce6" office:value-type="string" calcext:value-type="string">
            <text:p>1. Mouse hover on the “Medicine”. <text:s text:c="23"/>2. Click on “All Medicine”. <text:s text:c="35"/>3. Check if the user is navigated to the all medicines page successfully.</text:p>
          </table:table-cell>
          <table:table-cell office:value-type="string" calcext:value-type="string">
            <text:p>The user is able to click on “Medicine” and “All Medicine”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6">
          <table:table-cell office:value-type="float" office:value="5" calcext:value-type="float">
            <text:p>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Medicine</text:p>
          </table:table-cell>
          <table:table-cell office:value-type="string" calcext:value-type="string">
            <text:p>Verify if the user can click on “Buy Again” under medicine dropdown.</text:p>
          </table:table-cell>
          <table:table-cell office:value-type="string" calcext:value-type="string">
            <text:p>Website is already opened.</text:p>
          </table:table-cell>
          <table:table-cell table:style-name="ce6" office:value-type="string" calcext:value-type="string">
            <text:p>1. Navigate back to the homepage. <text:s text:c="22"/>2. Mouse hover on the medicine. <text:s text:c="26"/>3. Click on “Buy Again”. <text:s text:c="39"/>4. Check if the User is navigated to the buy again page.</text:p>
          </table:table-cell>
          <table:table-cell office:value-type="string" calcext:value-type="string">
            <text:p>The user is able to click on “Medicine” and “Buy Again”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7">
          <table:table-cell office:value-type="float" office:value="6" calcext:value-type="float">
            <text:p>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Wellness” and “Ayush” successfully.</text:p>
          </table:table-cell>
          <table:table-cell office:value-type="string" calcext:value-type="string">
            <text:p>Website is already opened.</text:p>
          </table:table-cell>
          <table:table-cell table:style-name="ce6" office:value-type="string" calcext:value-type="string">
            <text:p><text:span text:style-name="T1">1. Navigate back to the homepage. 2. Mouse hover on the wellness. 3. Click on “Ayush”. 4. Check if the User is navigated</text:span> to the “Ayush” page.</text:p>
          </table:table-cell>
          <table:table-cell office:value-type="string" calcext:value-type="string">
            <text:p>The user is able to click on “Wellness” and “Ayush”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8">
          <table:table-cell office:value-type="float" office:value="7" calcext:value-type="float">
            <text:p>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Covid Essentials” successfully.</text:p>
          </table:table-cell>
          <table:table-cell office:value-type="string" calcext:value-type="string">
            <text:p>Website is already opened.</text:p>
          </table:table-cell>
          <table:table-cell table:style-name="ce6" office:value-type="string" calcext:value-type="string">
            <text:p><text:span text:style-name="T1">1. Navigate back to the homepage. 2. Mouse hover on the wellness. 3. Click on “Covid Essentials”. 4. Check if the User is navigated</text:span> to the “Covid Essentials” page.</text:p>
          </table:table-cell>
          <table:table-cell office:value-type="string" calcext:value-type="string">
            <text:p>The user can click on “Covid Essentials”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9">
          <table:table-cell office:value-type="float" office:value="8" calcext:value-type="float">
            <text:p>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Devices” successfully.</text:p>
          </table:table-cell>
          <table:table-cell office:value-type="string" calcext:value-type="string">
            <text:p>Website is already opened.</text:p>
          </table:table-cell>
          <table:table-cell table:style-name="ce6" office:value-type="string" calcext:value-type="string">
            <text:p><text:span text:style-name="T1">1. Navigate back to the homepage. 2. Mouse hover on the wellness. 3. Click on “Devices”. 4. Check if the User is navigated</text:span> to the “Covid Essentials” page.</text:p>
          </table:table-cell>
          <table:table-cell office:value-type="string" calcext:value-type="string">
            <text:p>The user can click on “Devices”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10">
          <table:table-cell office:value-type="float" office:value="9" calcext:value-type="float">
            <text:p>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Diabetes Support” successfully.</text:p>
          </table:table-cell>
          <table:table-cell office:value-type="string" calcext:value-type="string">
            <text:p>Website is already opened.</text:p>
          </table:table-cell>
          <table:table-cell table:style-name="ce6" office:value-type="string" calcext:value-type="string">
            <text:p><text:span text:style-name="T1">1. Navigate back to the homepage. 2. Mouse hover on the wellness. 3. Click on “Diabetes Support”. 4. Check if the User is navigated to the “Diabetes Support</text:span>” page.</text:p>
          </table:table-cell>
          <table:table-cell office:value-type="string" calcext:value-type="string">
            <text:p>The user can click on “Diabetes Support”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7">
          <table:table-cell office:value-type="float" office:value="10" calcext:value-type="float">
            <text:p>1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Eyewear” successfully.</text:p>
          </table:table-cell>
          <table:table-cell office:value-type="string" calcext:value-type="string">
            <text:p>Website is already opened.</text:p>
          </table:table-cell>
          <table:table-cell table:style-name="ce6" office:value-type="string" calcext:value-type="string">
            <text:p>1. Navigate back to the homepage. <text:s text:c="22"/>2. Mouse hover on the wellness. <text:s text:c="26"/>3. Click on “Eyewear”. <text:s text:c="39"/>4. Check if the User is navigated to the “Eyewear” page.</text:p>
          </table:table-cell>
          <table:table-cell office:value-type="string" calcext:value-type="string">
            <text:p>The user can click on “Eyewear” successfully.</text:p>
          </table:table-cell>
          <table:table-cell office:value-type="string" calcext:value-type="string">
            <text:p>01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1 May, 2023</text:p>
          </table:table-cell>
          <table:table-cell table:number-columns-repeated="1011"/>
        </table:table-row>
        <table:table-row table:style-name="ro11">
          <table:table-cell office:value-type="float" office:value="11" calcext:value-type="float">
            <text:p>1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Fitness” successfully.</text:p>
          </table:table-cell>
          <table:table-cell office:value-type="string" calcext:value-type="string">
            <text:p>Website is already opened.</text:p>
          </table:table-cell>
          <table:table-cell table:style-name="ce6" office:value-type="string" calcext:value-type="string">
            <text:p><text:span text:style-name="T1">1. Navigate back to the homepage. 2. Mouse hover on the wellness. 3. Click on “Fitness”. 4. Check if the User is navigated to the “Fitness</text:span>” page.</text:p>
          </table:table-cell>
          <table:table-cell office:value-type="string" calcext:value-type="string">
            <text:p>The user can click on “Fitness”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7">
          <table:table-cell office:value-type="float" office:value="12" calcext:value-type="float">
            <text:p>1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Wellness</text:p>
          </table:table-cell>
          <table:table-cell office:value-type="string" calcext:value-type="string">
            <text:p>Verify if the user can click on “Health Conditions” successfully.</text:p>
          </table:table-cell>
          <table:table-cell office:value-type="string" calcext:value-type="string">
            <text:p>Website is already opened.</text:p>
          </table:table-cell>
          <table:table-cell table:style-name="ce6" office:value-type="string" calcext:value-type="string">
            <text:p><text:span text:style-name="T1">1. Navigate back to the homepage. 2. Mouse hover on the wellness. 3. Click on “Health Conditions”. 4. Check if the User is navigated to the “Health Conditions</text:span>” page.</text:p>
          </table:table-cell>
          <table:table-cell office:value-type="string" calcext:value-type="string">
            <text:p>The user can click on “Health Conditions”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12">
          <table:table-cell office:value-type="float" office:value="13" calcext:value-type="float">
            <text:p>1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LabTests</text:p>
          </table:table-cell>
          <table:table-cell office:value-type="string" calcext:value-type="string">
            <text:p>Verify if the user can click on “Lab Tests” and redirected to that page successfully.</text:p>
          </table:table-cell>
          <table:table-cell office:value-type="string" calcext:value-type="string">
            <text:p>Website is already opened.</text:p>
          </table:table-cell>
          <table:table-cell table:style-name="ce6" office:value-type="string" calcext:value-type="string">
            <text:p>1. Click on “Lab Tests”. <text:s text:c="39"/>2. Check if the user is navigated to the “Health packages” page.</text:p>
          </table:table-cell>
          <table:table-cell office:value-type="string" calcext:value-type="string">
            <text:p>The user can click on “Lab Tests” and redirec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13">
          <table:table-cell office:value-type="float" office:value="14" calcext:value-type="float">
            <text:p>1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LabTests</text:p>
          </table:table-cell>
          <table:table-cell office:value-type="string" calcext:value-type="string">
            <text:p>Verify if the user can enter the information in the textfields successfully. </text:p>
          </table:table-cell>
          <table:table-cell office:value-type="string" calcext:value-type="string">
            <text:p>Website is already opened.</text:p>
          </table:table-cell>
          <table:table-cell table:style-name="ce6" office:value-type="string" calcext:value-type="string">
            <text:p>1. Type name in the “Name” textfield. <text:s text:c="19"/>2. Enter Mobile in the “Mobile” textfield. <text:s text:c="16"/>3. Enter pincode in the “Pincode” textfield. <text:s text:c="12"/>4. Select the package and select the test from the dropdown menus. <text:s text:c="48"/>5. Click on the checkbox. <text:s text:c="36"/>6. Check if the user can enter the information successfully.</text:p>
          </table:table-cell>
          <table:table-cell office:value-type="string" calcext:value-type="string">
            <text:p>The user can enter the information in the textfields successfully. </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3">
          <table:table-cell office:value-type="float" office:value="15" calcext:value-type="float">
            <text:p>1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Fragrances”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Fragrances”. <text:s text:c="32"/>3. Click on the “Fragrances” option. <text:s text:c="22"/>4. Check if the user is navigated to the fragrances page successfully or not.</text:p>
          </table:table-cell>
          <table:table-cell office:value-type="string" calcext:value-type="string">
            <text:p>The user can click on the “Fragrances”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14">
          <table:table-cell office:value-type="float" office:value="16" calcext:value-type="float">
            <text:p>1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Hair”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Hair”. <text:s text:c="40"/>3. Click on the “Hair” option. <text:s text:c="30"/>4. Check if the user is navigated to the hair page successfully or not.</text:p>
          </table:table-cell>
          <table:table-cell office:value-type="string" calcext:value-type="string">
            <text:p>The user can click on the “Hair”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15">
          <table:table-cell office:value-type="float" office:value="17" calcext:value-type="float">
            <text:p>1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Make-Up”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Make-Up”. <text:s text:c="33"/>3. Click on the “Make-Up” option. <text:s text:c="22"/>4. Check if the user is navigated to the fragrances page successfully or not.</text:p>
          </table:table-cell>
          <table:table-cell office:value-type="string" calcext:value-type="string">
            <text:p>The user can click on the “Make-Up”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3">
          <table:table-cell office:value-type="float" office:value="18" calcext:value-type="float">
            <text:p>1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Mom &amp; Baby”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Mom &amp; Baby”. <text:s text:c="30"/>3. Click on the “Mom &amp; Baby” option. <text:s text:c="20"/>4. Check if the user is navigated to the Mom &amp; Baby page successfully or not.</text:p>
          </table:table-cell>
          <table:table-cell office:value-type="string" calcext:value-type="string">
            <text:p>The user can click on the “Mom &amp; Baby”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8">
          <table:table-cell office:value-type="float" office:value="19" calcext:value-type="float">
            <text:p>1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Personal care”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Personal care”. <text:s text:c="28"/>3. Click on the “Personal care” option. <text:s text:c="18"/>4. Check if the user is navigated to the Personal care page successfully or not.</text:p>
          </table:table-cell>
          <table:table-cell office:value-type="string" calcext:value-type="string">
            <text:p>The user can click on the “Personal care”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16">
          <table:table-cell office:value-type="float" office:value="20" calcext:value-type="float">
            <text:p>2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Skin Care”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Skin Care”. <text:s text:c="32"/>3. Click on the “Skin Care” option. <text:s text:c="22"/>4. Check if the user is navigated to the Skin Care page successfully or not.</text:p>
          </table:table-cell>
          <table:table-cell office:value-type="string" calcext:value-type="string">
            <text:p>The user can click on the “Skin Care”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2 May,2023</text:p>
          </table:table-cell>
          <table:table-cell table:number-columns-repeated="1011"/>
        </table:table-row>
        <table:table-row table:style-name="ro17">
          <table:table-cell office:value-type="float" office:value="21" calcext:value-type="float">
            <text:p>2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Beauty</text:p>
          </table:table-cell>
          <table:table-cell office:value-type="string" calcext:value-type="string">
            <text:p>Verify if the user can click on the “Tools &amp; Accessories” and navigated to that page successfully.</text:p>
          </table:table-cell>
          <table:table-cell office:value-type="string" calcext:value-type="string">
            <text:p>Website is already opened.</text:p>
          </table:table-cell>
          <table:table-cell table:style-name="ce6" office:value-type="string" calcext:value-type="string">
            <text:p>1. Mouse hover on the “Beauty” dropdown menu. <text:s text:c="2"/>2. Move to the “Tools &amp; Accessories”. <text:s text:c="18"/>3. Click on the “Tools &amp; Accessories” option. <text:s text:c="8"/>4. Check if the user is navigated to the Tools &amp; Accessories page successfully or not.</text:p>
          </table:table-cell>
          <table:table-cell office:value-type="string" calcext:value-type="string">
            <text:p>The user can click on the “Tools &amp; Accessories”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18">
          <table:table-cell office:value-type="float" office:value="22" calcext:value-type="float">
            <text:p>2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Health Corner</text:p>
          </table:table-cell>
          <table:table-cell office:value-type="string" calcext:value-type="string">
            <text:p>Verify if the user can click on the “Health Library” and navigated to that page successfully.</text:p>
          </table:table-cell>
          <table:table-cell office:value-type="string" calcext:value-type="string">
            <text:p>Website is already opened.</text:p>
          </table:table-cell>
          <table:table-cell table:style-name="ce6" office:value-type="string" calcext:value-type="string">
            <text:p><text:span text:style-name="T1">1. Mouse hover on the “Health Corner” dropdown menu. 2. Move to the “Health Library”. 3. Click on the “Health Library” option. 4. Check if the user is navigated to the Health Library</text:span> page successfully or not.</text:p>
          </table:table-cell>
          <table:table-cell office:value-type="string" calcext:value-type="string">
            <text:p>The user can click on the “Health Library”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19">
          <table:table-cell office:value-type="float" office:value="23" calcext:value-type="float">
            <text:p>2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Health Corner</text:p>
          </table:table-cell>
          <table:table-cell office:value-type="string" calcext:value-type="string">
            <text:p>Verify if the user can read the content under Health Library page.</text:p>
          </table:table-cell>
          <table:table-cell office:value-type="string" calcext:value-type="string">
            <text:p>Website is already opened.</text:p>
          </table:table-cell>
          <table:table-cell table:style-name="ce6" office:value-type="string" calcext:value-type="string">
            <text:p>1. After the user is navigated to the “Health Library”, Check the current URL of the website. <text:s text:c="3"/>2. Check if the user can read the content under health library page.</text:p>
          </table:table-cell>
          <table:table-cell office:value-type="string" calcext:value-type="string">
            <text:p>The user can read the content under Health Library page.</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10">
          <table:table-cell office:value-type="float" office:value="24" calcext:value-type="float">
            <text:p>2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Health Corner</text:p>
          </table:table-cell>
          <table:table-cell office:value-type="string" calcext:value-type="string">
            <text:p>Verify if the user can click on the “Patients Alike” and navigated to that page successfully.</text:p>
          </table:table-cell>
          <table:table-cell office:value-type="string" calcext:value-type="string">
            <text:p>Website is already opened.</text:p>
          </table:table-cell>
          <table:table-cell table:style-name="ce6" office:value-type="string" calcext:value-type="string">
            <text:p><text:span text:style-name="T1">1. Mouse hover on the “Health Corner” dropdown menu. 2. Move to the “Patients Alike”. 3. Click on the “Patients Alike” option. 4. Check if the user is navigated to the Patients Alike</text:span> page successfully or not.</text:p>
          </table:table-cell>
          <table:table-cell office:value-type="string" calcext:value-type="string">
            <text:p>The user can click on the “Patients Alike”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20">
          <table:table-cell office:value-type="float" office:value="25" calcext:value-type="float">
            <text:p>2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Health Corner</text:p>
          </table:table-cell>
          <table:table-cell office:value-type="string" calcext:value-type="string">
            <text:p>Verify if the user can click on the “Corona Awareness” and navigated to that page successfully.</text:p>
          </table:table-cell>
          <table:table-cell office:value-type="string" calcext:value-type="string">
            <text:p>Website is already opened.</text:p>
          </table:table-cell>
          <table:table-cell table:style-name="ce6" office:value-type="string" calcext:value-type="string">
            <text:p><text:span text:style-name="T1">1. Mouse hover on the “Health Corner” dropdown menu. 2. Move to the “Corona Awareness”. 3. Click on the “Corona Awareness” option. 4. Check if the user is navigated to the Corona Awareness</text:span> page successfully or not.</text:p>
          </table:table-cell>
          <table:table-cell office:value-type="string" calcext:value-type="string">
            <text:p>The user can click on the “Corona Awareness”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21">
          <table:table-cell office:value-type="float" office:value="26" calcext:value-type="float">
            <text:p>2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Offers</text:p>
          </table:table-cell>
          <table:table-cell office:value-type="string" calcext:value-type="string">
            <text:p>Verify if the user can click on the “Offers” on the home page successfully.</text:p>
          </table:table-cell>
          <table:table-cell office:value-type="string" calcext:value-type="string">
            <text:p>Website is already opened.</text:p>
          </table:table-cell>
          <table:table-cell table:style-name="ce6" office:value-type="string" calcext:value-type="string">
            <text:p>1. Click on “Offers”. <text:s text:c="45"/>2. Check the title of the page. <text:s text:c="30"/>3. Check if the user is navigated to the offers page.</text:p>
          </table:table-cell>
          <table:table-cell office:value-type="string" calcext:value-type="string">
            <text:p>The user can click on the “Offers” on the home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22">
          <table:table-cell office:value-type="float" office:value="27" calcext:value-type="float">
            <text:p>2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Offers</text:p>
          </table:table-cell>
          <table:table-cell office:value-type="string" calcext:value-type="string">
            <text:p>Verify if the user can select the offer from the Offers page successfully.</text:p>
          </table:table-cell>
          <table:table-cell office:value-type="string" calcext:value-type="string">
            <text:p>Website is already opened.</text:p>
          </table:table-cell>
          <table:table-cell table:style-name="ce6" office:value-type="string" calcext:value-type="string">
            <text:p><text:span text:style-name="T1">1. After navigated to the offers page, click on the medicine checkbox. 2. Click on “View Offer”. </text:span>3. Check if the user can select the offer. </text:p>
          </table:table-cell>
          <table:table-cell office:value-type="string" calcext:value-type="string">
            <text:p>The user can select the offer from the Offers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15">
          <table:table-cell office:value-type="float" office:value="28" calcext:value-type="float">
            <text:p>2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Offers</text:p>
          </table:table-cell>
          <table:table-cell office:value-type="string" calcext:value-type="string">
            <text:p>Verify if the user can read the Offer detail successfully.</text:p>
          </table:table-cell>
          <table:table-cell office:value-type="string" calcext:value-type="string">
            <text:p>Website is already opened.</text:p>
          </table:table-cell>
          <table:table-cell table:style-name="ce6" office:value-type="string" calcext:value-type="string">
            <text:p>1. Scroll down to the page after clicking on “View Offer”. <text:s text:c="64"/>2. Click on “Terms &amp; Conditions”. <text:s text:c="24"/>3. Check if the user can read the terms &amp; conditions of the offer. <text:s text:c="104"/></text:p>
          </table:table-cell>
          <table:table-cell office:value-type="string" calcext:value-type="string">
            <text:p>The user can read the Offer detail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23">
          <table:table-cell office:value-type="float" office:value="29" calcext:value-type="float">
            <text:p>2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Offers</text:p>
          </table:table-cell>
          <table:table-cell office:value-type="string" calcext:value-type="string">
            <text:p>Verify if the user can count the number of offers in the offers page.</text:p>
          </table:table-cell>
          <table:table-cell office:value-type="string" calcext:value-type="string">
            <text:p>Website is already opened.</text:p>
          </table:table-cell>
          <table:table-cell table:style-name="ce6" office:value-type="string" calcext:value-type="string">
            <text:p>1. Navigate back to the offers page. <text:s text:c="21"/>2. Check if the user can count the number of offers given in the page.</text:p>
          </table:table-cell>
          <table:table-cell office:value-type="string" calcext:value-type="string">
            <text:p>The user can count the number of offers in the offers page.</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17">
          <table:table-cell office:value-type="float" office:value="30" calcext:value-type="float">
            <text:p>3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search the item and redirected to the items page successfully.</text:p>
          </table:table-cell>
          <table:table-cell office:value-type="string" calcext:value-type="string">
            <text:p>Website is already opened.</text:p>
          </table:table-cell>
          <table:table-cell table:style-name="ce6" office:value-type="string" calcext:value-type="string">
            <text:p>1. Enter the item that is to be searched in the search textfield. <text:s text:c="50"/>2. Hit enter from the keyboard. <text:s text:c="28"/>3. Check if the user is navigated to the searched item page.</text:p>
          </table:table-cell>
          <table:table-cell office:value-type="string" calcext:value-type="string">
            <text:p>The user can search the item and redirected to the items page successfully.</text:p>
          </table:table-cell>
          <table:table-cell office:value-type="string" calcext:value-type="string">
            <text:p>03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3 May, 2023</text:p>
          </table:table-cell>
          <table:table-cell table:number-columns-repeated="1011"/>
        </table:table-row>
        <table:table-row table:style-name="ro24">
          <table:table-cell office:value-type="float" office:value="31" calcext:value-type="float">
            <text:p>3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count the number of searched items in the items page.</text:p>
          </table:table-cell>
          <table:table-cell office:value-type="string" calcext:value-type="string">
            <text:p>Website is already opened.</text:p>
          </table:table-cell>
          <table:table-cell table:style-name="ce6" office:value-type="string" calcext:value-type="string">
            <text:p>1. Navigate to the item page. <text:s text:c="31"/>2. Check if the user can count the number of items after searching for the item.</text:p>
          </table:table-cell>
          <table:table-cell office:value-type="string" calcext:value-type="string">
            <text:p>The user can count the number of searched items in the items page.</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25">
          <table:table-cell office:value-type="float" office:value="32" calcext:value-type="float">
            <text:p>3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read the details of the item successfully.</text:p>
          </table:table-cell>
          <table:table-cell office:value-type="string" calcext:value-type="string">
            <text:p>Website is already opened.</text:p>
          </table:table-cell>
          <table:table-cell table:style-name="ce6" office:value-type="string" calcext:value-type="string">
            <text:p>1. Check if the items are displayed properly. <text:s text:c="8"/>2. Check if the user can read the details of the item to be added in the cart.</text:p>
          </table:table-cell>
          <table:table-cell office:value-type="string" calcext:value-type="string">
            <text:p>The user can read the details of the item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26">
          <table:table-cell office:value-type="float" office:value="33" calcext:value-type="float">
            <text:p>3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add the item in the cart.</text:p>
          </table:table-cell>
          <table:table-cell office:value-type="string" calcext:value-type="string">
            <text:p>Website is already opened.</text:p>
          </table:table-cell>
          <table:table-cell table:style-name="ce6" office:value-type="string" calcext:value-type="string">
            <text:p>1. Click on the “Add to Cart” button of the item that is to be added. <text:s text:c="46"/>2. Check if the item is added to the cart successfully.</text:p>
          </table:table-cell>
          <table:table-cell office:value-type="string" calcext:value-type="string">
            <text:p>The user can add the item in the cart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18">
          <table:table-cell office:value-type="float" office:value="34" calcext:value-type="float">
            <text:p>3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count the items in the cart successfully.</text:p>
          </table:table-cell>
          <table:table-cell office:value-type="string" calcext:value-type="string">
            <text:p>Website is already opened.</text:p>
          </table:table-cell>
          <table:table-cell table:style-name="ce6" office:value-type="string" calcext:value-type="string">
            <text:p>1. Click on Add to cart button on the first product and the second product. <text:s text:c="37"/>2. Check if the order summary pop-up is displayed. <text:s text:c="59"/>3. Check if the user can count the number of items are added in the cart. <text:s text:c="103"/></text:p>
          </table:table-cell>
          <table:table-cell office:value-type="string" calcext:value-type="string">
            <text:p>The user can click on the “Cart” button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27">
          <table:table-cell office:value-type="float" office:value="35" calcext:value-type="float">
            <text:p>3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read the “Order Summary” of the product that has been added to the cart.</text:p>
          </table:table-cell>
          <table:table-cell office:value-type="string" calcext:value-type="string">
            <text:p>Website is already opened.</text:p>
          </table:table-cell>
          <table:table-cell table:style-name="ce6" office:value-type="string" calcext:value-type="string">
            <text:p>1. Check if the Order Summary pop-up is displayed. <text:s text:c="59"/>2. Check if the user can read the order summary.</text:p>
          </table:table-cell>
          <table:table-cell office:value-type="string" calcext:value-type="string">
            <text:p>The user can read the “Order Summary” of the product that has been added to the cart.</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28">
          <table:table-cell office:value-type="float" office:value="36" calcext:value-type="float">
            <text:p>3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click on “Cart” button successfully.</text:p>
          </table:table-cell>
          <table:table-cell office:value-type="string" calcext:value-type="string">
            <text:p>Website is already opened.</text:p>
          </table:table-cell>
          <table:table-cell table:style-name="ce6" office:value-type="string" calcext:value-type="string">
            <text:p>1. Check if the “Cart” button is displayed on the home page. <text:s text:c="57"/>2. Check if the user can click on the cart button successfully or not.</text:p>
          </table:table-cell>
          <table:table-cell office:value-type="string" calcext:value-type="string">
            <text:p>The user can click on “Cart” button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29">
          <table:table-cell office:value-type="float" office:value="37" calcext:value-type="float">
            <text:p>3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read the Cart product details successfully.</text:p>
          </table:table-cell>
          <table:table-cell office:value-type="string" calcext:value-type="string">
            <text:p>Website is already opened.</text:p>
          </table:table-cell>
          <table:table-cell table:style-name="ce6" office:value-type="string" calcext:value-type="string">
            <text:p>1. After clicking on the cart button, check if the user is navigated to the cart page. <text:s text:c="23"/>2. Check if the user can read the content of the Cart Product in the cart page.</text:p>
          </table:table-cell>
          <table:table-cell office:value-type="string" calcext:value-type="string">
            <text:p>The user can read the Cart product details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30">
          <table:table-cell office:value-type="float" office:value="38" calcext:value-type="float">
            <text:p>3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click on “Apply Promo Code” option successfully.</text:p>
          </table:table-cell>
          <table:table-cell office:value-type="string" calcext:value-type="string">
            <text:p>Website is already opened.</text:p>
          </table:table-cell>
          <table:table-cell table:style-name="ce6" office:value-type="string" calcext:value-type="string">
            <text:p>1. Click on “Apply Promo Code” drop-down menu. 2. Check if the menu is clickable. <text:s text:c="24"/>3. Check if the coupon list is opened after clicking on the “Apply Promo Code”.</text:p>
          </table:table-cell>
          <table:table-cell office:value-type="string" calcext:value-type="string">
            <text:p>The user can click on “Apply Promo Code” option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31">
          <table:table-cell office:value-type="float" office:value="39" calcext:value-type="float">
            <text:p>3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coupon list is displayed and if the user can count the number of coupons.</text:p>
          </table:table-cell>
          <table:table-cell office:value-type="string" calcext:value-type="string">
            <text:p>Website is already opened.</text:p>
          </table:table-cell>
          <table:table-cell table:style-name="ce6" office:value-type="string" calcext:value-type="string">
            <text:p>1. Check if the coupon list is opened after clicking on apply promo code drop-down menu. <text:s text:c="16"/>2. Count the number of coupons listed. <text:s text:c="17"/>3. Check if the coupons are properly displayed.</text:p>
          </table:table-cell>
          <table:table-cell office:value-type="string" calcext:value-type="string">
            <text:p>The coupon list is displayed and if the user can count the number of coupons.</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29">
          <table:table-cell office:value-type="float" office:value="40" calcext:value-type="float">
            <text:p>4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select a coupon from the coupon list successfully.</text:p>
          </table:table-cell>
          <table:table-cell office:value-type="string" calcext:value-type="string">
            <text:p>Website is already opened.</text:p>
          </table:table-cell>
          <table:table-cell table:style-name="ce6" office:value-type="string" calcext:value-type="string">
            <text:p>1. Select the very first coupon from the coupons list. <text:s text:c="69"/>2. Check if the coupon is selected. <text:s text:c="22"/>3. Check if the user can read the coupon details.</text:p>
          </table:table-cell>
          <table:table-cell office:value-type="string" calcext:value-type="string">
            <text:p>The user can select a coupon from the coupon list successfully.</text:p>
          </table:table-cell>
          <table:table-cell office:value-type="string" calcext:value-type="string">
            <text:p>04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4 May, 2023</text:p>
          </table:table-cell>
          <table:table-cell table:number-columns-repeated="1011"/>
        </table:table-row>
        <table:table-row table:style-name="ro30">
          <table:table-cell office:value-type="float" office:value="41" calcext:value-type="float">
            <text:p>4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Payment Details” is displayed properly.</text:p>
          </table:table-cell>
          <table:table-cell office:value-type="string" calcext:value-type="string">
            <text:p>Website is already opened.</text:p>
          </table:table-cell>
          <table:table-cell table:style-name="ce6" office:value-type="string" calcext:value-type="string">
            <text:p>1. Close the drop-down menu of apply coupon code. <text:s text:c="66"/>2. Check if the “Payment Details” is displayed properly.</text:p>
          </table:table-cell>
          <table:table-cell office:value-type="string" calcext:value-type="string">
            <text:p>The “Payment Details” is displayed properly.</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2">
          <table:table-cell office:value-type="float" office:value="42" calcext:value-type="float">
            <text:p>4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click on “Proceed” button successfully.</text:p>
          </table:table-cell>
          <table:table-cell office:value-type="string" calcext:value-type="string">
            <text:p>Website is already opened.</text:p>
          </table:table-cell>
          <table:table-cell table:style-name="ce6" office:value-type="string" calcext:value-type="string">
            <text:p>1. Check if the Proceed button is displayed. <text:s text:c="9"/>2. Click on the proceed button. <text:s text:c="28"/>3. Check if the user is redirected to next page to proceed. <text:s text:c="61"/>4. Navigate back to the cart page.</text:p>
          </table:table-cell>
          <table:table-cell office:value-type="string" calcext:value-type="string">
            <text:p>The user can click on “Proceed” button successfully.</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3">
          <table:table-cell office:value-type="float" office:value="43" calcext:value-type="float">
            <text:p>4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Delivery Status” is displayed properly.</text:p>
          </table:table-cell>
          <table:table-cell office:value-type="string" calcext:value-type="string">
            <text:p>Website is already opened.</text:p>
          </table:table-cell>
          <table:table-cell table:style-name="ce6" office:value-type="string" calcext:value-type="string">
            <text:p>1. Check if the Delivery status is displayed properly. <text:s text:c="61"/>2. Check if the user can read the content of delivery status.</text:p>
          </table:table-cell>
          <table:table-cell office:value-type="string" calcext:value-type="string">
            <text:p>The “Delivery Status” is displayed properly.</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18">
          <table:table-cell office:value-type="float" office:value="44" calcext:value-type="float">
            <text:p>4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art</text:p>
          </table:table-cell>
          <table:table-cell office:value-type="string" calcext:value-type="string">
            <text:p>Verify if the user can remove the product from the cart successfully.</text:p>
          </table:table-cell>
          <table:table-cell office:value-type="string" calcext:value-type="string">
            <text:p>Website is already opened.</text:p>
          </table:table-cell>
          <table:table-cell table:style-name="ce6" office:value-type="string" calcext:value-type="string">
            <text:p>1. Click on Remove button of the second product that had been added to the cart earlier. <text:s text:c="16"/>2. Check if the confirmation pop-up appears on the screen after clicking on the remove button. <text:s text:c="5"/>3. Click on “REMOVE” button on the confirmation pop-up. <text:s text:c="63"/>4. Check if the product is removed successfully.</text:p>
          </table:table-cell>
          <table:table-cell office:value-type="string" calcext:value-type="string">
            <text:p>The user can remove the product from the cart successfully.</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4">
          <table:table-cell office:value-type="float" office:value="45" calcext:value-type="float">
            <text:p>4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avigation Section</text:p>
          </table:table-cell>
          <table:table-cell office:value-type="string" calcext:value-type="string">
            <text:p>Verify if the navigation section is displayed properly on the home page.</text:p>
          </table:table-cell>
          <table:table-cell office:value-type="string" calcext:value-type="string">
            <text:p>Website is already opened.</text:p>
          </table:table-cell>
          <table:table-cell table:style-name="ce6" office:value-type="string" calcext:value-type="string">
            <text:p>1. Navigate to the home page. <text:s text:c="30"/>2. Check if the navigation section is displayed properly.</text:p>
          </table:table-cell>
          <table:table-cell office:value-type="string" calcext:value-type="string">
            <text:p>The navigation section is displayed properly.</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5">
          <table:table-cell office:value-type="float" office:value="46" calcext:value-type="float">
            <text:p>4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COVID Essentials</text:p>
          </table:table-cell>
          <table:table-cell office:value-type="string" calcext:value-type="string">
            <text:p>Verify if the “COVID Essentials” is clickable and user is redirected to the next page.</text:p>
          </table:table-cell>
          <table:table-cell office:value-type="string" calcext:value-type="string">
            <text:p>Website is already opened.</text:p>
          </table:table-cell>
          <table:table-cell table:style-name="ce6" office:value-type="string" calcext:value-type="string">
            <text:p>1. Click on “COVID Essentials” <text:s text:c="28"/>2. Check if the user is redirected to next page successfully. <text:s text:c="54"/>3. Check the url of the page. <text:s text:c="32"/>4. Navigate back to the home page.</text:p>
          </table:table-cell>
          <table:table-cell office:value-type="string" calcext:value-type="string">
            <text:p>The “COVID Essentials”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6">
          <table:table-cell office:value-type="float" office:value="47" calcext:value-type="float">
            <text:p>4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Diabetes</text:p>
          </table:table-cell>
          <table:table-cell office:value-type="string" calcext:value-type="string">
            <text:p>Verify if the “Diabetes” is clickable and user is redirected to the next page.</text:p>
          </table:table-cell>
          <table:table-cell office:value-type="string" calcext:value-type="string">
            <text:p>Website is already opened.</text:p>
          </table:table-cell>
          <table:table-cell table:style-name="ce6" office:value-type="string" calcext:value-type="string">
            <text:p>1. Click on “Diabetes” <text:s text:c="39"/>2. Check if the user is redirected to next page successfully. <text:s text:c="54"/>3. Check the url of the page. <text:s text:c="32"/>4. Navigate back to the home page.</text:p>
          </table:table-cell>
          <table:table-cell office:value-type="string" calcext:value-type="string">
            <text:p>The “Diabetes”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2">
          <table:table-cell office:value-type="float" office:value="48" calcext:value-type="float">
            <text:p>4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Veterinary</text:p>
          </table:table-cell>
          <table:table-cell office:value-type="string" calcext:value-type="string">
            <text:p><text:span text:style-name="T1">Verify if the “Veterinary</text:span>” is clickable and user is redirected to the next page.</text:p>
          </table:table-cell>
          <table:table-cell office:value-type="string" calcext:value-type="string">
            <text:p>Website is already opened.</text:p>
          </table:table-cell>
          <table:table-cell table:style-name="ce6" office:value-type="string" calcext:value-type="string">
            <text:p>1. Click on “Veterinary”. <text:s text:c="39"/>2. Check if the user is redirected to next page successfully. <text:s text:c="54"/>3. Check the url of the page. <text:s text:c="32"/>4. Navigate back to the home page.</text:p>
          </table:table-cell>
          <table:table-cell office:value-type="string" calcext:value-type="string">
            <text:p><text:span text:style-name="T1">The “Veterinary</text:span>”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7">
          <table:table-cell office:value-type="float" office:value="49" calcext:value-type="float">
            <text:p>4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Homeopathy</text:p>
          </table:table-cell>
          <table:table-cell office:value-type="string" calcext:value-type="string">
            <text:p><text:span text:style-name="T1">Verify if the “Homeopathy</text:span>” is clickable and user is redirected to the next page.</text:p>
          </table:table-cell>
          <table:table-cell office:value-type="string" calcext:value-type="string">
            <text:p>Website is already opened.</text:p>
          </table:table-cell>
          <table:table-cell table:style-name="ce6" office:value-type="string" calcext:value-type="string">
            <text:p>1. Click on “Homeopathy” <text:s text:c="37"/>2. Check if the user is redirected to next page successfully. <text:s text:c="54"/>3. Check the url of the page. <text:s text:c="32"/>4. Navigate back to the home page.</text:p>
          </table:table-cell>
          <table:table-cell office:value-type="string" calcext:value-type="string">
            <text:p><text:span text:style-name="T1">The “Homeopathy</text:span>”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22">
          <table:table-cell office:value-type="float" office:value="50" calcext:value-type="float">
            <text:p>5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Devices</text:p>
          </table:table-cell>
          <table:table-cell office:value-type="string" calcext:value-type="string">
            <text:p><text:span text:style-name="T1">Verify if the “Devices</text:span>” is clickable and user is redirected to the next page.</text:p>
          </table:table-cell>
          <table:table-cell office:value-type="string" calcext:value-type="string">
            <text:p>Website is already opened.</text:p>
          </table:table-cell>
          <table:table-cell table:style-name="ce6" office:value-type="string" calcext:value-type="string">
            <text:p>1. Click on “Devices” <text:s text:c="40"/>2. Check if the user is redirected to next page successfully. <text:s text:c="54"/>3. Check the url of the page. <text:s text:c="32"/>4. Navigate back to the home page.</text:p>
          </table:table-cell>
          <table:table-cell office:value-type="string" calcext:value-type="string">
            <text:p><text:span text:style-name="T1">The “Devices</text:span>”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5 May, 2023</text:p>
          </table:table-cell>
          <table:table-cell table:number-columns-repeated="1011"/>
        </table:table-row>
        <table:table-row table:style-name="ro38">
          <table:table-cell office:value-type="float" office:value="51" calcext:value-type="float">
            <text:p>5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xt Slider Ad</text:p>
          </table:table-cell>
          <table:table-cell office:value-type="string" calcext:value-type="string">
            <text:p>Verify if the next slider on the home page is displayed and is working properly.</text:p>
          </table:table-cell>
          <table:table-cell office:value-type="string" calcext:value-type="string">
            <text:p>Website is already opened.</text:p>
          </table:table-cell>
          <table:table-cell table:style-name="ce6" office:value-type="string" calcext:value-type="string">
            <text:p>1. Check if the next slider arrow is displayed on the home page. <text:s text:c="51"/>2. Click on the arrow and check if it is working or not.</text:p>
          </table:table-cell>
          <table:table-cell office:value-type="string" calcext:value-type="string">
            <text:p>The next slider on the home page is displayed and is working properly.</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39">
          <table:table-cell office:value-type="float" office:value="52" calcext:value-type="float">
            <text:p>5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Previous Slider Ad</text:p>
          </table:table-cell>
          <table:table-cell office:value-type="string" calcext:value-type="string">
            <text:p>Verify if the previous slider on the home page is displayed and is working properly.</text:p>
          </table:table-cell>
          <table:table-cell office:value-type="string" calcext:value-type="string">
            <text:p>Website is already opened.</text:p>
          </table:table-cell>
          <table:table-cell table:style-name="ce6" office:value-type="string" calcext:value-type="string">
            <text:p>1. Check if the previous slider arrow is displayed on the home page. <text:s text:c="47"/>2. Click on the arrow and check if it is working or not.</text:p>
          </table:table-cell>
          <table:table-cell office:value-type="string" calcext:value-type="string">
            <text:p>The previous slider on the home page is displayed and is working properly.</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40">
          <table:table-cell office:value-type="float" office:value="53" calcext:value-type="float">
            <text:p>5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Payment Partner Offers</text:p>
          </table:table-cell>
          <table:table-cell office:value-type="string" calcext:value-type="string">
            <text:p>Verify if the Partner Payment Offers are visible to the user and are readable.</text:p>
          </table:table-cell>
          <table:table-cell office:value-type="string" calcext:value-type="string">
            <text:p>Website is already opened.</text:p>
          </table:table-cell>
          <table:table-cell table:style-name="ce6" office:value-type="string" calcext:value-type="string">
            <text:p>1. Check if the “Payment Partner Offers” is displayed. <text:s text:c="59"/>2. Check if the user can read the offers properly.</text:p>
          </table:table-cell>
          <table:table-cell office:value-type="string" calcext:value-type="string">
            <text:p>The Partner Payment Offers are visible to the user and are readable.</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31">
          <table:table-cell office:value-type="float" office:value="54" calcext:value-type="float">
            <text:p>5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user can navigate to the “Netmeds Store” successfully.</text:p>
          </table:table-cell>
          <table:table-cell office:value-type="string" calcext:value-type="string">
            <text:p>Website is already opened.</text:p>
          </table:table-cell>
          <table:table-cell table:style-name="ce6" office:value-type="string" calcext:value-type="string">
            <text:p>1. Check if the “Netmeds Store” is displayed. <text:s text:c="7"/>2. Click on the netmeds store. <text:s text:c="30"/>3. Check if the user is navigated to the stores page.</text:p>
          </table:table-cell>
          <table:table-cell office:value-type="string" calcext:value-type="string">
            <text:p>The user can navigate to the “Netmeds Store” successfully.</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41">
          <table:table-cell office:value-type="float" office:value="55" calcext:value-type="float">
            <text:p>5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Map is visible to the user <text:s/>when navigated to the stores page.</text:p>
          </table:table-cell>
          <table:table-cell office:value-type="string" calcext:value-type="string">
            <text:p>Website is already opened.</text:p>
          </table:table-cell>
          <table:table-cell table:style-name="ce6" office:value-type="string" calcext:value-type="string">
            <text:p>1. After navigated to the stores page, wait for the page to load completely. <text:s text:c="38"/>2. Check if the map is displayed correctly.</text:p>
          </table:table-cell>
          <table:table-cell office:value-type="string" calcext:value-type="string">
            <text:p>The Map is visible to the user <text:s/>when navigated to the stores page.</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36">
          <table:table-cell office:value-type="float" office:value="56" calcext:value-type="float">
            <text:p>5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user can change the pincode successfully.</text:p>
          </table:table-cell>
          <table:table-cell office:value-type="string" calcext:value-type="string">
            <text:p>Website is already opened.</text:p>
          </table:table-cell>
          <table:table-cell table:style-name="ce6" office:value-type="string" calcext:value-type="string">
            <text:p>1. Clear the pincode textfield. <text:s text:c="31"/>2. Enter the new pincode. <text:s text:c="36"/>3. Click on arrow button to change the pincode. <text:s text:c="3"/>4. Check if the pincode is changed successfully.</text:p>
          </table:table-cell>
          <table:table-cell office:value-type="string" calcext:value-type="string">
            <text:p>The user can change the pincode successfully.</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24">
          <table:table-cell office:value-type="float" office:value="57" calcext:value-type="float">
            <text:p>5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location is displayed correctly after changing the pincode.</text:p>
          </table:table-cell>
          <table:table-cell office:value-type="string" calcext:value-type="string">
            <text:p>Website is already opened.</text:p>
          </table:table-cell>
          <table:table-cell table:style-name="ce6" office:value-type="string" calcext:value-type="string">
            <text:p>1. Change the pincode. <text:s text:c="40"/>2. Check if the City name is also changed according to the pincode successfully.</text:p>
          </table:table-cell>
          <table:table-cell office:value-type="string" calcext:value-type="string">
            <text:p>The location is displayed correctly after changing the pincode.</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42">
          <table:table-cell office:value-type="float" office:value="58" calcext:value-type="float">
            <text:p>5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user can count the number of nearby stores.</text:p>
          </table:table-cell>
          <table:table-cell office:value-type="string" calcext:value-type="string">
            <text:p>Website is already opened.</text:p>
          </table:table-cell>
          <table:table-cell table:style-name="ce6" office:value-type="string" calcext:value-type="string">
            <text:p>1. After changing the pincode, check for the count of stores below the Pincode. <text:s text:c="30"/>2. Check the count of the nearby stores. <text:s text:c="40"/></text:p>
          </table:table-cell>
          <table:table-cell office:value-type="string" calcext:value-type="string">
            <text:p>The user can count the number of nearby stores.</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39">
          <table:table-cell office:value-type="float" office:value="59" calcext:value-type="float">
            <text:p>5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list of stores is displayed correctly.</text:p>
          </table:table-cell>
          <table:table-cell office:value-type="string" calcext:value-type="string">
            <text:p>Website is already opened.</text:p>
          </table:table-cell>
          <table:table-cell table:style-name="ce6" office:value-type="string" calcext:value-type="string">
            <text:p>1. Check for the list of stores below the count of nearby stores. <text:s text:c="53"/>2. Check if the user can read the details of the stores.</text:p>
          </table:table-cell>
          <table:table-cell office:value-type="string" calcext:value-type="string">
            <text:p>The list of stores is displayed correctly.</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43">
          <table:table-cell office:value-type="float" office:value="60" calcext:value-type="float">
            <text:p>6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4" office:value-type="string" calcext:value-type="string">
            <text:p>Netmeds Store</text:p>
          </table:table-cell>
          <table:table-cell office:value-type="string" calcext:value-type="string">
            <text:p>Verify if the bottom footer is displayed correctly.</text:p>
          </table:table-cell>
          <table:table-cell office:value-type="string" calcext:value-type="string">
            <text:p>Website is already opened.</text:p>
          </table:table-cell>
          <table:table-cell table:style-name="ce6" office:value-type="string" calcext:value-type="string">
            <text:p>1. Check at the bottom of the page. <text:s text:c="22"/>2. Check if the Footer is displayed correctly. <text:s text:c="8"/>3. Check if the user can read the items on the footer.</text:p>
          </table:table-cell>
          <table:table-cell office:value-type="string" calcext:value-type="string">
            <text:p>The bottom footer is displayed correctly.</text:p>
          </table:table-cell>
          <table:table-cell office:value-type="string" calcext:value-type="string">
            <text:p>08 May, 2023</text:p>
          </table:table-cell>
          <table:table-cell office:value-type="string" calcext:value-type="string">
            <text:p>Passed</text:p>
          </table:table-cell>
          <table:table-cell table:style-name="ce7" office:value-type="string" calcext:value-type="string">
            <text:p>Automated</text:p>
          </table:table-cell>
          <table:table-cell office:value-type="string" calcext:value-type="string">
            <text:p>08 May, 2023</text:p>
          </table:table-cell>
          <table:table-cell table:number-columns-repeated="1011"/>
        </table:table-row>
        <table:table-row table:style-name="ro44" table:number-rows-repeated="1048514">
          <table:table-cell table:number-columns-repeated="1024"/>
        </table:table-row>
        <table:table-row table:style-name="ro4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8">00/00/0000</text:date>, <text:time style:data-style-name="N2" text:time-value="11:53:40.90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1T13:53:40.536000000</meta:creation-date>
    <dc:date>2023-05-08T15:15:26.594000000</dc:date>
    <meta:editing-duration>PT5H24M16S</meta:editing-duration>
    <meta:editing-cycles>32</meta:editing-cycles>
    <meta:generator>LibreOffice/7.1.3.2$Windows_X86_64 LibreOffice_project/47f78053abe362b9384784d31a6e56f8511eb1c1</meta:generator>
    <meta:document-statistic meta:table-count="1" meta:cell-count="793" meta:object-count="0"/>
  </office:meta>
</office:document-meta>
</file>